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ae43" officeooo:paragraph-rsid="0003ae43"/>
    </style:style>
    <style:style style:name="P2" style:family="paragraph" style:parent-style-name="Standard">
      <style:text-properties officeooo:rsid="0003ae43" officeooo:paragraph-rsid="0003ae43"/>
    </style:style>
    <style:style style:name="P3" style:family="paragraph" style:parent-style-name="Standard">
      <style:text-properties officeooo:rsid="0005f273" officeooo:paragraph-rsid="0005f2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One to page </text:p>
      <text:p text:style-name="P1">2.nice to meet you to <text:s text:c="2"/>up</text:p>
      <text:p text:style-name="P1">3.all about <text:s/>to <text:s/>next page wikipedia</text:p>
      <text:p text:style-name="P3">in zip file senden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5-26T13:37:29.578000000</dc:date>
    <meta:editing-duration>PT3M27S</meta:editing-duration>
    <meta:editing-cycles>4</meta:editing-cycles>
    <meta:document-statistic meta:table-count="0" meta:image-count="0" meta:object-count="0" meta:page-count="1" meta:paragraph-count="4" meta:word-count="19" meta:character-count="94" meta:non-whitespace-character-count="74"/>
  </office:meta>
</office:document-meta>
</file>